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0.859cm"/>
    </style:style>
    <style:style style:name="co16" style:family="table-column">
      <style:table-column-properties fo:break-before="auto" style:column-width="5.105cm"/>
    </style:style>
    <style:style style:name="co17" style:family="table-column">
      <style:table-column-properties fo:break-before="auto" style:column-width="4.606cm"/>
    </style:style>
    <style:style style:name="co18" style:family="table-column">
      <style:table-column-properties fo:break-before="auto" style:column-width="5.438cm"/>
    </style:style>
    <style:style style:name="co21" style:family="table-column">
      <style:table-column-properties fo:break-before="auto" style:column-width="4.355cm"/>
    </style:style>
    <style:style style:name="co15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994cm"/>
    </style:style>
    <style:style style:name="co20" style:family="table-column">
      <style:table-column-properties fo:break-before="auto" style:column-width="4.939cm"/>
    </style:style>
    <style:style style:name="co22" style:family="table-column">
      <style:table-column-properties fo:break-before="auto" style:column-width="5.327cm"/>
    </style:style>
    <style:style style:name="co23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6" office:value-type="string">
            <text:p>Channel 2 1V/oct out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6" office:value-type="string">
            <text:p>Channel 2 velocity out</text:p>
          </table:table-cell>
          <table:table-cell table:number-columns-repeated="1011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6" office:value-type="string">
            <text:p>Channel 3 1V/oct out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6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9" table:default-cell-style-name="ce5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5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/>
        </table:table-row>
        <table:table-row table:style-name="ro5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4"/>
        </table:table-row>
        <table:table-row table:style-name="ro1">
          <table:table-cell table:number-columns-repeated="11"/>
          <table:table-cell table:style-name="ce3"/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 table:style-name="ce5" office:value-type="string">
            <text:p>Learn midi note indicator led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 office:value-type="string">
            <text:p>Learn midi channel indicator led</text:p>
          </table:table-cell>
          <table:table-cell/>
        </table:table-row>
        <table:table-row table:style-name="ro5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 table:style-name="ce5" office:value-type="string">
            <text:p>Step mode indicator led </text:p>
          </table:table-cell>
          <table:table-cell/>
        </table:table-row>
        <table:table-row table:style-name="ro5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 table:style-name="ce3" office:value-type="string">
            <text:p>nc</text:p>
          </table:table-cell>
          <table:table-cell/>
        </table:table-row>
        <table:table-row table:style-name="ro5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3" office:value-type="string">
            <text:p>Clock input in</text:p>
          </table:table-cell>
          <table:table-cell/>
        </table:table-row>
        <table:table-row table:style-name="ro5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TX</text:p>
          </table:table-cell>
          <table:table-cell/>
        </table:table-row>
        <table:table-row table:style-name="ro5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RX</text:p>
          </table:table-cell>
          <table:table-cell/>
        </table:table-row>
        <table:table-row table:style-name="ro5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 table:style-name="ce5" office:value-type="string">
            <text:p>Track 1 gate out</text:p>
          </table:table-cell>
          <table:table-cell/>
        </table:table-row>
        <table:table-row table:style-name="ro5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 table:style-name="ce5" office:value-type="string">
            <text:p>Track 2 gate out</text:p>
          </table:table-cell>
          <table:table-cell/>
        </table:table-row>
        <table:table-row table:style-name="ro5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5" office:value-type="string">
            <text:p>Track 3 gate out</text:p>
          </table:table-cell>
          <table:table-cell table:style-name="ce3" office:value-type="string">
            <text:p>8x track outputs via shift register</text:p>
          </table:table-cell>
        </table:table-row>
        <table:table-row table:style-name="ro5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table:style-name="ce5" office:value-type="string">
            <text:p>Track 4 gate out</text:p>
          </table:table-cell>
          <table:table-cell office:value-type="string">
            <text:p>leds out via shift register?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 table:style-name="ce5" office:value-type="string">
            <text:p>Track 5 gate out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 table:style-name="ce5" office:value-type="string">
            <text:p>Track 6 gate out</text:p>
          </table:table-cell>
          <table:table-cell/>
        </table:table-row>
        <table:table-row table:style-name="ro5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 table:style-name="ce5" office:value-type="string">
            <text:p>Track 7 gate out</text:p>
          </table:table-cell>
          <table:table-cell/>
        </table:table-row>
        <table:table-row table:style-name="ro5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 table:style-name="ce5" office:value-type="string">
            <text:p>Track 8 gate out</text:p>
          </table:table-cell>
          <table:table-cell/>
        </table:table-row>
        <table:table-row table:style-name="ro5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table:style-name="ce3" office:value-type="string">
            <text:p>I2C SCL MPR121 Touchpad</text:p>
          </table:table-cell>
          <table:table-cell table:style-name="ce3" office:value-type="string">
            <text:p>2e touchpad??</text:p>
          </table:table-cell>
        </table:table-row>
        <table:table-row table:style-name="ro5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 table:style-name="ce3" office:value-type="string">
            <text:p>I2C SDA MPR121 touchpad</text:p>
          </table:table-cell>
          <table:table-cell table:style-name="ce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Default" office:value-type="string">
            <text:p>nc</text:p>
          </table:table-cell>
          <table:table-cell office:value-type="string">
            <text:p>nc (led)</text:p>
          </table:table-cell>
          <table:table-cell office:value-type="string">
            <text:p>nc (led)</text:p>
          </table:table-cell>
          <table:table-cell office:value-type="string">
            <text:p>nc (led)</text:p>
          </table:table-cell>
          <table:table-cell/>
        </table:table-row>
        <table:table-row table:style-name="ro5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 office:value-type="string">
            <text:p>nc</text:p>
          </table:table-cell>
          <table:table-cell/>
        </table:table-row>
        <table:table-row table:style-name="ro5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 office:value-type="string">
            <text:p>nc</text:p>
          </table:table-cell>
          <table:table-cell/>
        </table:table-row>
        <table:table-row table:style-name="ro5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table:number-columns-repeated="2" office:value-type="string">
            <text:p>learn pot in</text:p>
          </table:table-cell>
          <table:table-cell/>
        </table:table-row>
        <table:table-row table:style-name="ro5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3" office:value-type="string">
            <text:p>clock led </text:p>
          </table:table-cell>
          <table:table-cell/>
        </table:table-row>
        <table:table-row table:style-name="ro5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4" table:style-name="ce3" office:value-type="string">
            <text:p>Common Midi serial Out</text:p>
          </table:table-cell>
          <table:table-cell/>
        </table:table-row>
        <table:table-row table:style-name="ro5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4" table:style-name="ce3" office:value-type="string">
            <text:p>Common Midi serial In</text:p>
          </table:table-cell>
          <table:table-cell/>
        </table:table-row>
        <table:table-row table:style-name="ro5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3" office:value-type="string">
            <text:p>SPI CS</text:p>
          </table:table-cell>
          <table:table-cell/>
        </table:table-row>
        <table:table-row table:style-name="ro5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3" office:value-type="string">
            <text:p>SPI SCK</text:p>
          </table:table-cell>
          <table:table-cell office:value-type="string">
            <text:p>for MAX7219 and shift reg out?</text:p>
          </table:table-cell>
        </table:table-row>
        <table:table-row table:style-name="ro5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3" office:value-type="string">
            <text:p>SPI MISO</text:p>
          </table:table-cell>
          <table:table-cell office:value-type="string">
            <text:p>2x led matrix 7219</text:p>
          </table:table-cell>
        </table:table-row>
        <table:table-row table:style-name="ro5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3" office:value-type="string">
            <text:p>SPI MOSI</text:p>
          </table:table-cell>
          <table:table-cell/>
        </table:table-row>
        <table:table-row table:style-name="ro5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/>
          <table:table-cell office:value-type="string">
            <text:p>nc</text:p>
          </table:table-cell>
          <table:table-cell/>
        </table:table-row>
        <table:table-row table:style-name="ro5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 table:style-name="ce5" office:value-type="string">
            <text:p>Interrupt in MPR121 Touchpad</text:p>
          </table:table-cell>
          <table:table-cell office:value-type="string">
            <text:p>basic touchpad</text:p>
          </table:table-cell>
        </table:table-row>
        <table:table-row table:style-name="ro5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 table:style-name="ce5" office:value-type="string">
            <text:p>I2C SCL MPR121 Touchpad</text:p>
          </table:table-cell>
          <table:table-cell/>
        </table:table-row>
        <table:table-row table:style-name="ro5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 table:style-name="ce5"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4"/>
        </table:table-row>
        <table:table-row table:style-name="ro1">
          <table:table-cell table:number-columns-repeated="11"/>
          <table:table-cell table:style-name="ce3"/>
          <table:table-cell table:number-columns-repeated="4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set step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clear step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note, select channel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reset patter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advan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fill all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erase all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inver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30/11/2018</text:date>, <text:time>21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1-30T21:26:49.07</dc:date>
    <dc:creator>P J</dc:creator>
    <meta:editing-duration>P1DT23H27M8S</meta:editing-duration>
    <meta:editing-cycles>92</meta:editing-cycles>
    <meta:generator>OpenOffice/4.1.0$Win32 OpenOffice.org_project/410m18$Build-9764</meta:generator>
    <meta:document-statistic meta:table-count="4" meta:cell-count="881" meta:object-count="0"/>
  </office:meta>
</office:document-meta>
</file>